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4" svg:font-family="Arial"/>
    <style:font-face style:name="Nachlieli CLM1" svg:font-family="'Nachlieli CLM'"/>
    <style:font-face style:name="OpenSymbol1" svg:font-family="OpenSymbol, 'Arial Unicode MS'"/>
    <style:font-face style:name="Arial1" svg:font-family="Arial" style:font-family-generic="decorative"/>
    <style:font-face style:name="ＭＳ Ｐゴシック3" svg:font-family="'ＭＳ Ｐゴシック'" style:font-family-generic="decorative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3" svg:font-family="Arial" style:font-pitch="variable"/>
    <style:font-face style:name="David CLM1" svg:font-family="'David CLM'" style:font-pitch="variable"/>
    <style:font-face style:name="Liberation Sans4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OpenSymbol3" svg:font-family="OpenSymbol, 'Arial Unicode MS'" style:font-pitch="variable"/>
    <style:font-face style:name="ＭＳ Ｐゴシック2" svg:font-family="'ＭＳ Ｐゴシック'" style:font-pitch="variable"/>
    <style:font-face style:name="Arial2" svg:font-family="Arial" style:font-family-generic="decorative" style:font-pitch="variable"/>
    <style:font-face style:name="Nachlieli CLM5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5.801cm"/>
      <style:paragraph-properties style:writing-mode="lr-tb"/>
    </style:style>
    <style:style style:name="gr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5.80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7.915cm" fo:min-width="6.326cm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50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7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5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58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587cm"/>
      <style:paragraph-properties style:writing-mode="lr-tb"/>
    </style:style>
    <style:style style:name="pr1" style:family="presentation" style:parent-style-name="Default-title">
      <style:graphic-properties fo:min-height="16.17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title">
      <style:graphic-properties fo:min-height="3.008cm"/>
      <style:paragraph-properties style:writing-mode="lr-tb"/>
    </style:style>
    <style:style style:name="pr5" style:family="presentation" style:parent-style-name="Default-title">
      <style:graphic-properties fo:min-height="3.785cm"/>
      <style:paragraph-properties style:writing-mode="lr-tb"/>
    </style:style>
    <style:style style:name="pr6" style:family="presentation" style:parent-style-name="Default-title">
      <style:graphic-properties fo:min-height="3.874cm"/>
      <style:paragraph-properties style:writing-mode="lr-tb"/>
    </style:style>
    <style:style style:name="pr7" style:family="presentation" style:parent-style-name="Default-title">
      <style:graphic-properties fo:min-height="2.173cm"/>
      <style:paragraph-properties style:writing-mode="lr-tb"/>
    </style:style>
    <style:style style:name="co1" style:family="table-column">
      <style:table-column-properties style:column-width="8.549cm" style:use-optimal-column-width="false"/>
    </style:style>
    <style:style style:name="co2" style:family="table-column">
      <style:table-column-properties style:column-width="8.555cm" style:use-optimal-column-width="false"/>
    </style:style>
    <style:style style:name="ro1" style:family="table-row">
      <style:table-row-properties style:row-height="1.904cm" style:use-optimal-row-height="false"/>
    </style:style>
    <style:style style:name="ro2" style:family="table-row">
      <style:table-row-properties style:row-height="4.198cm" style:use-optimal-row-height="false"/>
    </style:style>
    <style:style style:name="ro3" style:family="table-row">
      <style:table-row-properties style:row-height="8.135cm" style:use-optimal-row-height="false"/>
    </style:style>
    <style:style style:name="ce1" style:family="table-cell">
      <loext:graphic-properties draw:textarea-vertical-align="middle"/>
      <style:paragraph-properties fo:text-align="center" style:writing-mode="rl-tb"/>
      <style:text-properties style:font-name="Liberation Sans1" fo:font-size="40pt" style:font-size-asian="40pt" style:font-size-complex="40pt"/>
    </style:style>
    <style:style style:name="ce2" style:family="table-cell">
      <loext:graphic-properties draw:textarea-vertical-align="middle"/>
      <style:paragraph-properties fo:text-align="center" style:writing-mode="rl-tb"/>
      <style:text-properties fo:color="#ff0000" loext:opacity="100%" style:font-name="Liberation Sans1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00" loext:opacity="100%" style:font-name="Liberation Sans1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end" style:writing-mode="rl-tb"/>
    </style:style>
    <style:style style:name="P5" style:family="paragraph"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10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P12" style:family="paragraph">
      <style:paragraph-properties fo:text-align="center" style:writing-mode="rl-tb"/>
      <style:text-properties fo:font-size="32pt" style:font-size-asian="32pt" style:font-size-complex="32pt"/>
    </style:style>
    <style:style style:name="P13" style:family="paragraph">
      <loext:graphic-properties draw:fill="solid" draw:fill-color="#ffff99"/>
      <style:paragraph-properties fo:text-align="center" style:writing-mode="rl-tb"/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3333ff" loext:opacity="100%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  <style:text-properties style:use-window-font-color="true" loext:opacity="0%"/>
    </style:style>
    <style:style style:name="P18" style:family="paragraph">
      <style:paragraph-properties fo:text-align="center" style:writing-mode="rl-tb"/>
    </style:style>
    <style:style style:name="P19" style:family="paragraph">
      <style:paragraph-properties fo:margin-left="0cm" fo:margin-right="0cm" style:line-height-at-least="0.353cm" fo:text-align="end" fo:text-indent="0cm" style:writing-mode="rl-tb"/>
    </style:style>
    <style:style style:name="P20" style:family="paragraph">
      <style:paragraph-properties fo:margin-left="0cm" fo:margin-right="0cm" style:line-height-at-least="0.353cm" fo:text-align="center" fo:text-indent="0cm" style:writing-mode="rl-tb"/>
    </style:style>
    <style:style style:name="P21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P22" style:family="paragraph">
      <style:paragraph-properties fo:margin-left="1.27cm" fo:margin-right="0cm" style:line-height-at-least="0.353cm" fo:text-align="end" fo:text-indent="-0.635cm" style:writing-mode="rl-tb"/>
    </style:style>
    <style:style style:name="P23" style:family="paragraph">
      <style:paragraph-properties fo:margin-left="1.27cm" fo:margin-right="0cm" fo:text-align="end" fo:text-indent="-0.635cm" style:writing-mode="rl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name-complex="Liberation Sans1"/>
    </style:style>
    <style:style style:name="P25" style:family="paragraph">
      <style:paragraph-properties fo:text-align="center" style:writing-mode="rl-tb"/>
      <style:text-properties style:font-name="Liberation Sans1" fo:font-size="40pt" style:font-size-asian="40pt" style:font-size-complex="40pt"/>
    </style:style>
    <style:style style:name="P26" style:family="paragraph">
      <style:paragraph-properties fo:text-align="center" style:writing-mode="rl-tb"/>
      <style:text-properties fo:color="#ff0000" loext:opacity="100%" style:font-name="Liberation Sans1" fo:font-size="40pt" style:font-size-asian="40pt" style:font-size-complex="40pt"/>
    </style:style>
    <style:style style:name="P27" style:family="paragraph">
      <style:paragraph-properties fo:text-align="center" style:writing-mode="rl-tb"/>
      <style:text-properties fo:color="#00cc00" loext:opacity="100%" style:font-name="Liberation Sans1" fo:font-size="40pt" style:font-size-asian="40pt" style:font-size-complex="40pt"/>
    </style:style>
    <style:style style:name="P28" style:family="paragraph">
      <loext:graphic-properties draw:fill="none" draw:fill-color="#ffffff"/>
      <style:paragraph-properties fo:text-align="end" style:writing-mode="rl-tb"/>
    </style:style>
    <style:style style:name="T1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66pt" fo:font-style="normal" fo:text-shadow="none" style:text-underline-style="none" fo:font-weight="bold" style:letter-kerning="true" fo:background-color="transparent" style:font-name-asian="Noto Sans CJK SC Regular" style:font-size-asian="66pt" style:font-style-asian="normal" style:font-weight-asian="bold" style:font-name-complex="Liberation Sans1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66pt" fo:font-style="normal" fo:text-shadow="none" style:text-underline-style="none" fo:font-weight="bold" style:letter-kerning="true" fo:background-color="transparent" style:font-name-asian="Noto Sans CJK SC Regular" style:font-size-asian="66pt" style:font-style-asian="normal" style:font-weight-asian="bold" style:font-name-complex="Liberation Sans1" style:font-size-complex="6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" style:family="text">
      <style:text-properties style:use-window-font-color="true" loext:opacity="0%" fo:font-size="36pt" style:font-size-asian="36pt" style:font-name-complex="Liberation Sans1" style:font-size-complex="36pt"/>
    </style:style>
    <style:style style:name="T6" style:family="text">
      <style:text-properties fo:color="#cc00cc" loext:opacity="100%" fo:font-size="36pt" style:font-size-asian="36pt" style:font-name-complex="Liberation Sans1" style:font-size-complex="36pt"/>
    </style:style>
    <style:style style:name="T7" style:family="text">
      <style:text-properties fo:color="#c9211e" loext:opacity="100%" fo:font-size="36pt" style:font-size-asian="36pt" style:font-name-complex="Liberation Sans1" style:font-size-complex="36pt"/>
    </style:style>
    <style:style style:name="T8" style:family="text">
      <style:text-properties fo:color="#006600" loext:opacity="100%" fo:font-size="36pt" style:font-size-asian="36pt" style:font-name-complex="Liberation Sans1" style:font-size-complex="36pt"/>
    </style:style>
    <style:style style:name="T9" style:family="text">
      <style:text-properties fo:font-size="48pt" fo:font-weight="bold" style:font-size-asian="48pt" style:font-weight-asian="bold" style:font-name-complex="Liberation Sans1" style:font-size-complex="48pt" style:font-weight-complex="bold"/>
    </style:style>
    <style:style style:name="T10" style:family="text">
      <style:text-properties fo:color="#0000ff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1" style:family="text">
      <style:text-properties fo:color="#0000ff" loext:opacity="100%" style:font-name="Liberation Sans1" fo:font-size="36pt" style:font-size-asian="36pt" style:font-name-complex="Liberation Sans1" style:font-size-complex="36pt"/>
    </style:style>
    <style:style style:name="T12" style:family="text">
      <style:text-properties fo:color="#ff0000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3" style:family="text">
      <style:text-properties fo:color="#ff0000" loext:opacity="100%" style:font-name="Liberation Sans1" fo:font-size="28pt" fo:font-style="italic" style:font-size-asian="28pt" style:font-style-asian="italic" style:font-name-complex="Liberation Sans1" style:font-size-complex="28pt" style:font-style-complex="italic"/>
    </style:style>
    <style:style style:name="T14" style:family="text">
      <style:text-properties fo:color="#ff0000" loext:opacity="100%" style:font-name="Liberation Sans1" fo:font-size="36pt" style:font-size-asian="36pt" style:font-name-complex="Liberation Sans1" style:font-size-complex="36pt"/>
    </style:style>
    <style:style style:name="T15" style:family="text">
      <style:text-properties fo:color="#ff0000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6" style:family="text">
      <style:text-properties fo:color="#00cc00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7" style:family="text">
      <style:text-properties fo:color="#00cc00" loext:opacity="100%" style:font-name="Liberation Sans1" fo:font-size="36pt" style:font-size-asian="36pt" style:font-name-complex="Liberation Sans1" style:font-size-complex="36pt"/>
    </style:style>
    <style:style style:name="T18" style:family="text">
      <style:text-properties fo:font-size="24pt" fo:font-weight="bold" style:font-size-asian="24pt" style:font-weight-asian="bold" style:font-name-complex="Liberation Sans1" style:font-size-complex="24pt" style:font-weight-complex="bold"/>
    </style:style>
    <style:style style:name="T19" style:family="text">
      <style:text-properties fo:color="#cc00cc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0" style:family="text">
      <style:text-properties fo:color="#cc00cc" loext:opacity="100%" style:font-name="Liberation Sans1" fo:font-size="36pt" style:font-size-asian="36pt" style:font-name-complex="Liberation Sans1" style:font-size-complex="36pt"/>
    </style:style>
    <style:style style:name="T21" style:family="text">
      <style:text-properties fo:color="#00cc00" loext:opacity="100%" style:font-name="Liberation Sans1" fo:font-size="28pt" style:font-size-asian="28pt" style:font-name-complex="Liberation Sans1" style:font-size-complex="2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text-shadow="none" style:text-underline-style="none" fo:font-weight="normal" style:letter-kerning="true" style:font-name-asian="Noto Sans CJK SC Regular" style:font-size-asian="36pt" style:font-weight-asian="normal" style:font-name-complex="Liberation Sans1" style:font-size-complex="36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27" style:family="text">
      <style:text-properties style:use-window-font-color="true" loext:opacity="0%" style:font-name="Times New Roman" fo:font-size="36pt" style:font-size-asian="36pt" style:font-name-complex="Liberation Sans1" style:font-size-complex="36pt"/>
    </style:style>
    <style:style style:name="T28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29" style:family="text">
      <style:text-properties fo:color="#000000" loext:opacity="100%" style:font-name="Liberation Sans1" fo:font-size="36pt" style:font-size-asian="36pt" style:font-name-complex="Liberation Sans1" style:font-size-complex="36pt"/>
    </style:style>
    <style:style style:name="T30" style:family="text">
      <style:text-properties fo:color="#000000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31" style:family="text">
      <style:text-properties fo:color="#c9211e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32" style:family="text">
      <style:text-properties fo:color="#cc00cc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33" style:family="text">
      <style:text-properties fo:color="#0000ff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34" style:family="text">
      <style:text-properties fo:color="#009900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35" style:family="text">
      <style:text-properties fo:color="#009900" loext:opacity="100%" style:font-name="Liberation Sans1" fo:font-size="36pt" style:font-size-asian="36pt" style:font-name-complex="Liberation Sans1" style:font-size-complex="36pt"/>
    </style:style>
    <style:style style:name="T36" style:family="text">
      <style:text-properties fo:color="#009900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7" style:family="text">
      <style:text-properties fo:color="#c9211e" loext:opacity="100%" style:font-name="Liberation Sans1" fo:font-size="36pt" style:font-size-asian="36pt" style:font-name-complex="Liberation Sans1" style:font-size-complex="36pt"/>
    </style:style>
    <style:style style:name="T38" style:family="text">
      <style:text-properties fo:color="#9900ff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39" style:family="text">
      <style:text-properties fo:font-size="44pt" fo:font-weight="bold" style:font-size-asian="44pt" style:font-weight-asian="bold" style:font-name-complex="Liberation Sans1" style:font-size-complex="44pt" style:font-weight-complex="bold"/>
    </style:style>
    <style:style style:name="T40" style:family="text">
      <style:text-properties style:use-window-font-color="true" loext:opacity="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1" style:family="text">
      <style:text-properties fo:color="#00cc00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42" style:family="text">
      <style:text-properties style:use-window-font-color="true" loext:opacity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3" style:family="text">
      <style:text-properties fo:color="#9900ff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4" style:family="text">
      <style:text-properties fo:color="#9900ff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5" style:family="text">
      <style:text-properties fo:color="#9900ff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46" style:family="text">
      <style:text-properties fo:color="#9900ff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7" style:family="text">
      <style:text-properties fo:color="#00cc00" loext:opacity="100%" fo:font-size="32pt" style:font-size-asian="32pt" style:font-size-complex="32pt"/>
    </style:style>
    <style:style style:name="T48" style:family="text">
      <style:text-properties fo:font-size="32pt" style:font-size-asian="32pt" style:font-size-complex="32pt"/>
    </style:style>
    <style:style style:name="T49" style:family="text">
      <style:text-properties fo:color="#9900ff" loext:opacity="100%" fo:font-size="32pt" style:font-size-asian="32pt" style:font-size-complex="32pt"/>
    </style:style>
    <style:style style:name="T50" style:family="text">
      <style:text-properties fo:color="#3333ff" loext:opacity="100%"/>
    </style:style>
    <style:style style:name="T51" style:family="text">
      <style:text-properties style:use-window-font-color="true" loext:opacity="0%" style:font-name="Liberation Sans1" fo:font-size="36pt" fo:font-weight="bold" style:font-name-asian="David CLM1" style:font-size-asian="36pt" style:font-weight-asian="bold" style:font-name-complex="Liberation Sans1" style:font-size-complex="36pt" style:font-weight-complex="bold"/>
    </style:style>
    <style:style style:name="T52" style:family="text">
      <style:text-properties fo:color="#b2b2b2" loext:opacity="100%" style:font-name="Liberation Sans1" fo:font-size="36pt" style:font-size-asian="36pt" style:font-name-complex="Liberation Sans1" style:font-size-complex="36pt"/>
    </style:style>
    <style:style style:name="T53" style:family="text">
      <style:text-properties fo:color="#b2b2b2" loext:opacity="100%" style:font-name="Liberation Sans1" fo:font-size="36pt" style:font-size-asian="36pt" style:font-name-complex="Liberation Sans1" style:font-size-complex="36pt" style:font-style-complex="italic"/>
    </style:style>
    <style:style style:name="T54" style:family="text">
      <style:text-properties fo:color="#b2b2b2" loext:opacity="100%" style:font-name="Times New Roman" fo:font-size="36pt" fo:font-style="italic" style:font-name-asian="David CLM1" style:font-size-asian="36pt" style:font-style-asian="italic" style:font-name-complex="Liberation Sans1" style:font-size-complex="36pt" style:font-style-complex="italic"/>
    </style:style>
    <style:style style:name="T55" style:family="text">
      <style:text-properties fo:color="#b2b2b2" loext:opacity="100%" style:font-name="Liberation Sans1" fo:font-size="36pt" style:font-name-asian="David CLM1" style:font-size-asian="36pt" style:font-name-complex="Liberation Sans1" style:font-size-complex="36pt"/>
    </style:style>
    <style:style style:name="T56" style:family="text">
      <style:text-properties fo:color="#b2b2b2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57" style:family="text">
      <style:text-properties fo:color="#b2b2b2" loext:opacity="100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58" style:family="text">
      <style:text-properties fo:color="#b2b2b2" loext:opacity="100%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text-shadow="none" style:text-underline-style="none" fo:font-weight="normal" style:letter-kerning="true" style:font-name-asian="David CLM1" style:font-size-asian="36pt" style:font-weight-asian="normal" style:font-name-complex="Liberation Sans1" style:font-size-complex="36pt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use-window-font-color="true" loext:opacity="0%" style:font-name="Times New Roman" fo:font-size="36pt" fo:font-style="italic" style:font-name-asian="David CLM1" style:font-size-asian="36pt" style:font-style-asian="italic" style:font-name-complex="Liberation Sans1" style:font-size-complex="36pt" style:font-style-complex="italic"/>
    </style:style>
    <style:style style:name="T64" style:family="text">
      <style:text-properties fo:color="#000000" loext:opacity="100%" style:font-name="Liberation Sans1" fo:font-size="36pt" style:font-name-asian="David CLM1" style:font-size-asian="36pt" style:font-name-complex="Liberation Sans1" style:font-size-complex="36pt"/>
    </style:style>
    <style:style style:name="T65" style:family="text">
      <style:text-properties style:use-window-font-color="true" loext:opacity="0%" style:font-name="Liberation Sans1" fo:font-size="36pt" style:font-name-asian="David CLM1" style:font-size-asian="36pt" style:font-name-complex="Liberation Sans1" style:font-size-complex="36pt"/>
    </style:style>
    <style:style style:name="T66" style:family="text">
      <style:text-properties fo:color="#00cc00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67" style:family="text">
      <style:text-properties fo:color="#ff3333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68" style:family="text">
      <style:text-properties fo:color="#6600cc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69" style:family="text">
      <style:text-properties fo:color="#6600cc" loext:opacity="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70" style:family="text">
      <style:text-properties fo:color="#6600cc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71" style:family="text">
      <style:text-properties fo:color="#00cc00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72" style:family="text">
      <style:text-properties fo:color="#00cc00" loext:opacity="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73" style:family="text">
      <style:text-properties fo:color="#00cc00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74" style:family="text">
      <style:text-properties style:use-window-font-color="true" loext:opacity="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75" style:family="text">
      <style:text-properties fo:color="#0000ff" loext:opacity="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76" style:family="text">
      <style:text-properties fo:color="#0000ff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77" style:family="text">
      <style:text-properties fo:color="#0000ff" loext:opacity="100%" style:font-name="Times New Roman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78" style:family="text">
      <style:text-properties fo:color="#0000ff" loext:opacity="100%" style:font-name="Times New Roman" fo:font-size="36pt" fo:font-style="italic" fo:font-weight="normal" style:font-name-asian="Liberation Sans6" style:font-size-asian="36pt" style:font-style-asian="italic" style:font-weight-asian="normal" style:font-name-complex="Liberation Sans6" style:font-size-complex="36pt" style:font-style-complex="italic" style:font-weight-complex="normal"/>
    </style:style>
    <style:style style:name="T79" style:family="text">
      <style:text-properties style:use-window-font-color="true" loext:opacity="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0" style:family="text">
      <style:text-properties fo:color="#000000" loext:opacity="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81" style:family="text">
      <style:text-properties style:use-window-font-color="true" loext:opacity="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82" style:family="text">
      <style:text-properties style:use-window-font-color="true" loext:opacity="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83" style:family="text">
      <style:text-properties fo:color="#3333ff" loext:opacity="100%" style:font-name="Times New Roman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84" style:family="text">
      <style:text-properties style:use-window-font-color="true" loext:opacity="0%" style:font-name="Liberation Sans1" fo:font-size="36pt" fo:font-style="italic" fo:font-weight="normal" style:font-name-asian="David CLM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85" style:family="text">
      <style:text-properties style:use-window-font-color="true" loext:opacity="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86" style:family="text">
      <style:text-properties style:use-window-font-color="true" loext:opacity="0%" style:font-name="Liberation Sans1" fo:font-size="36pt" fo:font-style="normal" style:font-name-asian="David CLM1" style:font-size-asian="36pt" style:font-style-asian="normal" style:font-name-complex="Liberation Sans1" style:font-size-complex="36pt" style:font-style-complex="normal"/>
    </style:style>
    <style:style style:name="T87" style:family="text">
      <style:text-properties fo:font-variant="normal" fo:text-transform="none" fo:color="#3333ff" loext:opacity="100%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1" style:font-size-complex="36pt" style:font-style-complex="italic" style:font-weight-complex="bold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font-name="Liberation Sans1" fo:font-size="36pt" fo:font-style="italic" style:font-name-asian="David CLM1" style:font-size-asian="36pt" style:font-style-asian="italic" style:font-name-complex="Liberation Sans1" style:font-size-complex="36pt" style:font-style-complex="italic"/>
    </style:style>
    <style:style style:name="T89" style:family="text">
      <style:text-properties fo:color="#009900" loext:opacity="100%" style:font-name="Liberation Sans1" fo:font-size="36pt" fo:font-style="normal" style:font-name-asian="David CLM1" style:font-size-asian="36pt" style:font-style-asian="normal" style:font-name-complex="Liberation Sans1" style:font-size-complex="36pt" style:font-style-complex="normal"/>
    </style:style>
    <style:style style:name="T90" style:family="text">
      <style:text-properties fo:color="#3333ff" loext:opacity="100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1" style:family="text">
      <style:text-properties fo:color="#3333ff" loext:opacity="100%" style:font-name="Liberation Sans1" fo:font-size="36pt" fo:font-style="normal" fo:font-weight="bold" style:font-name-asian="David CLM1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92" style:family="text">
      <style:text-properties fo:color="#3333ff" loext:opacity="100%" style:font-name="Liberation Sans1" fo:font-size="36pt" fo:font-style="normal" style:font-name-asian="David CLM1" style:font-size-asian="36pt" style:font-style-asian="normal" style:font-name-complex="Liberation Sans1" style:font-size-complex="36pt" style:font-style-complex="normal"/>
    </style:style>
    <style:style style:name="T93" style:family="text">
      <style:text-properties fo:color="#3333ff" loext:opacity="100%" style:font-name="Times New Roman" fo:font-size="36pt" fo:font-style="italic" style:font-name-asian="David CLM1" style:font-size-asian="36pt" style:font-style-asian="italic" style:font-name-complex="Liberation Sans1" style:font-size-complex="36pt" style:font-style-complex="italic"/>
    </style:style>
    <style:style style:name="T94" style:family="text">
      <style:text-properties style:use-window-font-color="true" loext:opacity="0%" style:font-name="Times New Roman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95" style:family="text">
      <style:text-properties fo:color="#009900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6" style:family="text">
      <style:text-properties fo:color="#009900" loext:opacity="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97" style:family="text">
      <style:text-properties fo:color="#009900" loext:opacity="100%" style:font-name="Times New Roman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8" style:family="text">
      <style:text-properties fo:color="#009900" loext:opacity="100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9" style:family="text">
      <style:text-properties fo:color="#9900ff" loext:opacity="100%" style:font-name="Liberation Sans1" fo:font-size="36pt" fo:font-style="normal" style:font-name-asian="David CLM1" style:font-size-asian="36pt" style:font-style-asian="normal" style:font-name-complex="Liberation Sans1" style:font-size-complex="36pt" style:font-style-complex="normal"/>
    </style:style>
    <style:style style:name="T100" style:family="text">
      <style:text-properties fo:color="#9900ff" loext:opacity="100%" style:font-name="Times New Roman" fo:font-size="36pt" fo:font-style="italic" style:font-name-asian="David CLM1" style:font-size-asian="36pt" style:font-style-asian="italic" style:font-name-complex="Liberation Sans1" style:font-size-complex="36pt" style:font-style-complex="italic"/>
    </style:style>
    <style:style style:name="T101" style:family="text">
      <style:text-properties fo:color="#9900ff" loext:opacity="100%" style:text-position="-8% 58%" style:font-name="Times New Roman" fo:font-size="36pt" fo:font-style="italic" style:font-name-asian="David CLM1" style:font-size-asian="36pt" style:font-style-asian="italic" style:font-name-complex="Liberation Sans1" style:font-size-complex="36pt" style:font-style-complex="italic"/>
    </style:style>
    <style:style style:name="T102" style:family="text">
      <style:text-properties fo:font-variant="normal" fo:text-transform="none" fo:color="#9900ff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9900ff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9900ff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0000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00" loext:opacity="100%" style:font-name="Times New Roman" fo:font-size="36pt" fo:font-style="italic" style:font-name-asian="David CLM1" style:font-size-asian="36pt" style:font-style-asian="italic" style:font-name-complex="Liberation Sans1" style:font-size-complex="36pt" style:font-style-complex="italic"/>
    </style:style>
    <style:style style:name="T111" style:family="text">
      <style:text-properties fo:color="#000000" loext:opacity="100%" style:text-position="-8% 58%" style:font-name="Times New Roman" fo:font-size="36pt" fo:font-style="italic" style:font-name-asian="David CLM1" style:font-size-asian="36pt" style:font-style-asian="italic" style:font-name-complex="Liberation Sans1" style:font-size-complex="36pt" style:font-style-complex="italic"/>
    </style:style>
    <style:style style:name="T112" style:family="text">
      <style:text-properties fo:color="#000000" loext:opacity="100%" style:font-name="Liberation Sans1" fo:font-size="36pt" fo:font-style="normal" style:font-name-asian="David CLM1" style:font-size-asian="36pt" style:font-style-asian="normal" style:font-name-complex="Liberation Sans1" style:font-size-complex="36pt" style:font-style-complex="normal"/>
    </style:style>
    <style:style style:name="T113" style:family="text">
      <style:text-properties fo:color="#000000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14" style:family="text">
      <style:text-properties fo:color="#000000" loext:opacity="100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115" style:family="text">
      <style:text-properties fo:color="#000000" loext:opacity="100%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116" style:family="text">
      <style:text-properties fo:color="#000000" loext:opacity="100%" style:text-position="-8% 58%" style:font-name="Liberation Sans1" fo:font-size="36pt" fo:font-style="normal" style:font-name-asian="David CLM1" style:font-size-asian="36pt" style:font-style-asian="normal" style:font-name-complex="Liberation Sans1" style:font-size-complex="36pt" style:font-style-complex="normal"/>
    </style:style>
    <style:style style:name="T117" style:family="text">
      <style:text-properties fo:color="#3333ff" loext:opacity="100%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18" style:family="text">
      <style:text-properties fo:color="#3333ff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19" style:family="text">
      <style:text-properties fo:font-variant="normal" fo:text-transform="none" fo:color="#00cc00" loext:opacity="100%" style:text-outline="false" style:text-line-through-style="none" style:text-line-through-type="none" style:font-name="Liberation Sans1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1" style:font-size-complex="36pt" style:font-style-complex="italic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cc00" loext:opacity="10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1" style:family="text">
      <style:text-properties fo:color="#cc00cc" loext:opacity="100%" style:font-name="Liberation Sans1" fo:font-weight="bold" style:font-weight-asian="bold" style:font-name-complex="Liberation Sans1" style:font-weight-complex="bold"/>
    </style:style>
    <style:style style:name="T122" style:family="text">
      <style:text-properties fo:color="#cc00cc" loext:opacity="100%" style:font-name="Liberation Sans1" style:font-name-complex="Liberation Sans1"/>
    </style:style>
    <style:style style:name="T123" style:family="text">
      <style:text-properties fo:color="#ff0000" loext:opacity="100%" style:font-name="Liberation Sans1" fo:font-weight="bold" style:font-weight-asian="bold" style:font-name-complex="Liberation Sans1" style:font-weight-complex="bold"/>
    </style:style>
    <style:style style:name="T124" style:family="text">
      <style:text-properties fo:color="#ff0000" loext:opacity="100%" style:font-name="Liberation Sans1" style:font-name-complex="Liberation Sans1"/>
    </style:style>
    <style:style style:name="T125" style:family="text">
      <style:text-properties fo:color="#0000cc" loext:opacity="100%" style:font-name="Liberation Sans1" style:font-name-complex="Liberation Sans1"/>
    </style:style>
    <style:style style:name="T126" style:family="text">
      <style:text-properties fo:color="#009933" loext:opacity="100%" style:font-name="Liberation Sans1" style:font-name-complex="Liberation Sans1"/>
    </style:style>
    <style:style style:name="T127" style:family="text">
      <style:text-properties style:font-name="Liberation Sans1" fo:font-size="40pt" style:font-size-asian="40pt" style:font-size-complex="40pt"/>
    </style:style>
    <style:style style:name="T128" style:family="text">
      <style:text-properties fo:color="#ff0000" loext:opacity="100%" style:font-name="Liberation Sans1" fo:font-size="40pt" style:letter-kerning="true" style:font-name-asian="Noto Sans CJK SC Regular" style:font-size-asian="40pt" style:font-name-complex="Nachlieli CLM2" style:font-size-complex="40pt"/>
    </style:style>
    <style:style style:name="T129" style:family="text">
      <style:text-properties style:use-window-font-color="true" loext:opacity="0%" style:font-name="Liberation Sans1" fo:font-size="28pt" fo:font-style="italic" style:font-size-asian="28pt" style:font-style-asian="italic" style:font-size-complex="28pt" style:font-style-complex="italic"/>
    </style:style>
    <style:style style:name="T130" style:family="text">
      <style:text-properties fo:color="#00cc00" loext:opacity="100%" style:font-name="Liberation Sans1" fo:font-size="40pt" style:font-size-asian="40pt" style:font-size-complex="40pt"/>
    </style:style>
    <style:style style:name="T131" style:family="text"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T132" style:family="text">
      <style:text-properties style:use-window-font-color="true" loext:opacity="0%" style:font-name="Liberation Sans1" fo:font-size="24pt" fo:font-style="italic" style:font-size-asian="24pt" style:font-style-asian="italic" style:font-size-complex="24pt" style:font-style-complex="italic"/>
    </style:style>
    <style:style style:name="T133" style:family="text">
      <style:text-properties fo:color="#ff0000" loext:opacity="100%" style:font-name="Liberation Sans1" fo:font-size="40pt" style:font-size-asian="40pt" style:font-size-complex="40pt"/>
    </style:style>
    <style:style style:name="T134" style:family="text">
      <style:text-properties fo:color="#009900" loext:opacity="100%"/>
    </style:style>
    <style:style style:name="T135" style:family="text">
      <style:text-properties fo:color="#0000ff" loext:opacity="100%"/>
    </style:style>
    <style:style style:name="T136" style:family="text">
      <style:text-properties fo:color="#9900ff" loext:opacity="100%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6.171cm" svg:x="1.778cm" svg:y="1.609cm" presentation:class="title" presentation:user-transformed="true">
          <draw:text-box>
            <text:p text:style-name="P1"><text:span text:style-name="T1">אלגוריתמים מגלי-אמת</text:span><text:span text:style-name="T1"><text:line-break/></text:span><text:span text:style-name="T1">מתקדמים</text:span><text:span text:style-name="T1"><text:line-break/></text:span><text:span text:style-name="T1"><text:line-break/></text:span><text:span text:style-name="T1">Advanced Truthful Algorithms</text:span><text:span text:style-name="T2"><text:line-break/></text:span><text:span text:style-name="T3"><text:line-break/></text:span><text:span text:style-name="T4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17.601cm" svg:x="0.578cm" svg:y="2.973cm" presentation:class="outline" presentation:user-transformed="true">
          <draw:text-box>
            <text:list text:style-name="L2">
              <text:list-item>
                <text:p text:style-name="P4"><text:span text:style-name="T5">נתון תרמיל המסוגל לשאת עד </text:span><text:span text:style-name="T5">100</text:span><text:span text:style-name="T5"> ק"ג </text:span><text:span text:style-name="T5"><text:line-break/></text:span><text:span text:style-name="T6">(= </text:span><text:span text:style-name="T6">100</text:span><text:span text:style-name="T6"> שניות המיועדות לפירסום).</text:span></text:p>
              </text:list-item>
              <text:list-item>
                <text:p text:style-name="P4"><text:span text:style-name="T5">נתונים חפצים עם משקלים שונים וערכים שונים</text:span><text:span text:style-name="T5"><text:line-break/></text:span><text:span text:style-name="T6">(= לכל מפרסם יש מודעה באורך אחר וערך אחר).</text:span></text:p>
              </text:list-item>
              <text:list-item>
                <text:p text:style-name="P4"><text:span text:style-name="T5">צריך למלא את התרמיל בחפצים במשקל כולל עד </text:span><text:span text:style-name="T5">100</text:span><text:span text:style-name="T5">, כך שסכום הערכים גבוה ככל האפשר</text:span><text:span text:style-name="T5"><text:line-break/></text:span><text:span text:style-name="T6">(= צריך למלא את הזמן בפרסומות באורך כולל עד </text:span><text:span text:style-name="T6">100</text:span><text:span text:style-name="T6">, כך שסכום הערכים גבוה ככל האפשר).</text:span></text:p>
              </text:list-item>
              <text:list-item>
                <text:p text:style-name="P4"><text:span text:style-name="T7">הבעיה היא </text:span><text:span text:style-name="T7">NP</text:span><text:span text:style-name="T7">-קשה, </text:span><text:span text:style-name="T7"><text:line-break/></text:span><text:span text:style-name="T8">אבל יש לה אלגוריתמי-קירוב טובים.</text:span></text:p>
              </text:list-item>
            </text:list>
          </draw:text-box>
        </draw:frame>
        <draw:frame presentation:style-name="pr4" draw:text-style-name="P6" draw:layer="layout" svg:width="28cm" svg:height="3.008cm" svg:x="0cm" svg:y="-0.035cm" presentation:class="title" presentation:user-transformed="true">
          <draw:text-box>
            <text:p text:style-name="P1"><text:span text:style-name="T9">בעיית התרמיל (</text:span><text:span text:style-name="T9">knapsack</text:span><text:span text:style-name="T9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מי קירוב למילוי תרמיל</text:span></text:p>
          </draw:text-box>
        </draw:frame>
        <draw:frame draw:style-name="gr2" draw:text-style-name="P9" draw:layer="layout" svg:width="27.492cm" svg:height="16.051cm" svg:x="0.508cm" svg:y="3.743cm">
          <draw:text-box>
            <text:p xml:id="id1" text:id="id1" text:style-name="P4"><text:span text:style-name="T10">אלגוריתם חמדני א</text:span><text:span text:style-name="T11">:</text:span><text:span text:style-name="T11"><text:line-break/></text:span><text:span text:style-name="T11"/></text:p>
            <text:list text:style-name="L1">
              <text:list-item>
                <text:p xml:id="id2" text:id="id2" text:style-name="P4"><text:span text:style-name="T11">סדר את החפצים בסדר יורד של הערך.</text:span></text:p>
              </text:list-item>
              <text:list-item>
                <text:p xml:id="id3" text:id="id3" text:style-name="P4"><text:span text:style-name="T11">בחר חפצים לפי הסדר עד שהתרמיל מתמלא.</text:span></text:p>
              </text:list-item>
            </text:list>
            <text:p xml:id="id4" text:id="id4" text:style-name="P4"><text:span text:style-name="T12"/></text:p>
            <text:p xml:id="id5" text:id="id5" text:style-name="P4"><text:span text:style-name="T12">הקירוב עלול להיות גרוע</text:span><text:span text:style-name="T13"> (גודל התרמיל = </text:span><text:span text:style-name="T13">100</text:span><text:span text:style-name="T13">)</text:span><text:span text:style-name="T14">: </text:span></text:p>
            <text:p xml:id="id6" text:id="id6" text:style-name="P8"><text:span text:style-name="T15">$100/100k</text:span><text:span text:style-name="T14">, $20/2k, $20/2k, $20/2k … </text:span></text:p>
            <text:p text:style-name="P4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מי קירוב למילוי תרמיל</text:span></text:p>
          </draw:text-box>
        </draw:frame>
        <draw:frame draw:style-name="gr3" draw:text-style-name="P9" draw:layer="layout" svg:width="27.492cm" svg:height="16.051cm" svg:x="0.508cm" svg:y="3.743cm">
          <draw:text-box>
            <text:p text:style-name="P4"><text:span text:style-name="T16">אלגוריתם חמדני ב</text:span><text:span text:style-name="T17">:</text:span></text:p>
            <text:p text:style-name="P4"><text:span text:style-name="T17"/></text:p>
            <text:list text:style-name="L1">
              <text:list-item>
                <text:p text:style-name="P4"><text:span text:style-name="T17">סדר את החפצים בסדר יורד של </text:span><text:span text:style-name="T16">ערך/משקל</text:span><text:span text:style-name="T17">.</text:span></text:p>
              </text:list-item>
              <text:list-item>
                <text:p text:style-name="P4"><text:span text:style-name="T17">בחר חפצים לפי הסדר עד שהתרמיל מתמלא.</text:span></text:p>
              </text:list-item>
            </text:list>
            <text:p text:style-name="P4"><text:span text:style-name="T12"/></text:p>
            <text:p text:style-name="P4"><text:span text:style-name="T12">הקירוב עלול להיות גרוע</text:span><text:span text:style-name="T14">: </text:span></text:p>
            <text:p text:style-name="P8"><text:span text:style-name="T15">$3/2k</text:span><text:span text:style-name="T14">, $100/100k.</text:span></text:p>
            <text:p text:style-name="P4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2cm" presentation:class="title" presentation:user-transformed="true">
          <draw:text-box>
            <text:p text:style-name="P1"><text:span text:style-name="T9">"טוֹבִים הַשְּׁנַיִם מִן הָאֶחָד </text:span><text:span text:style-name="T9"><text:line-break/></text:span><text:span text:style-name="T9">אֲשֶׁר יֵשׁ לָהֶם שָׂכָר טוֹב בַּעֲמָלָם"</text:span><text:span text:style-name="T18"> (קהלת ד </text:span><text:span text:style-name="T18">9</text:span><text:span text:style-name="T18">)</text:span></text:p>
          </draw:text-box>
        </draw:frame>
        <draw:frame draw:style-name="gr4" draw:text-style-name="P9" draw:layer="layout" svg:width="27.492cm" svg:height="17.693cm" svg:x="0.508cm" svg:y="3.743cm">
          <draw:text-box>
            <text:p xml:id="id7" text:id="id7" text:style-name="P4"><text:span text:style-name="T19">אלגוריתם א+ב</text:span><text:span text:style-name="T20">: הפעל את שני האלגוריתמים החמדניים. בחר את התוצאה עם הסכום הגבוה.</text:span><text:span text:style-name="T20"><text:line-break/></text:span><text:span text:style-name="T20"/></text:p>
            <text:p xml:id="id8" text:id="id8" text:style-name="P4"><text:span text:style-name="T16">משפט</text:span><text:span text:style-name="T17">: אלגוריתם א+ב נותן קירוב </text:span><text:span text:style-name="T17">1/2</text:span><text:span text:style-name="T21"> (=משיג לפחות </text:span><text:span text:style-name="T21">1/2</text:span><text:span text:style-name="T21"> מהערך הגבוה ביותר האפשרי)</text:span><text:span text:style-name="T17">.</text:span><text:span text:style-name="T17"><text:line-break/></text:span><text:span text:style-name="T17"/></text:p>
            <text:p xml:id="id9" text:id="id9" text:style-name="P4"><text:span text:style-name="T22">הוכחה</text:span><text:span text:style-name="T23">: נניח שאלגוריתם ב עוצר אחרי </text:span><text:span text:style-name="T24">k</text:span><text:span text:style-name="T25"> חפצים.</text:span><text:span text:style-name="T25"><text:line-break/></text:span><text:span text:style-name="T25">עם החפץ ה-</text:span><text:span text:style-name="T26">k</text:span><text:span text:style-name="T27">+1</text:span><text:span text:style-name="T28"> – הסכום הוא מקסימלי++.</text:span></text:p>
            <text:p xml:id="id10" text:id="id10" text:style-name="P4"><text:span text:style-name="T25">הסכום של אלגוריתם א הוא לפחות החפץ ה-</text:span><text:span text:style-name="T26">k</text:span><text:span text:style-name="T27">+1</text:span><text:span text:style-name="T28">.</text:span></text:p>
            <text:p xml:id="id11" text:id="id11" text:style-name="P4"><text:span text:style-name="T28"><text:s text:c="2"/>--&gt; <text:s/>הסכום של אלגוריתמים א+ב <text:s/></text:span><text:span text:style-name="T29">מקסימלי++.</text:span></text:p>
            <text:p xml:id="id12" text:id="id12" text:style-name="P4"><text:span text:style-name="T29"><text:s text:c="2"/>--&gt; <text:s/>הסכום של א </text:span><text:span text:style-name="T30">או</text:span><text:span text:style-name="T29"> ב הוא מקסימלי++ \ </text:span><text:span text:style-name="T29">2</text:span><text:span text:style-name="T29">. <text:s text:c="2"/></text:span><text:span text:style-name="T29"><text:line-break/></text:span><text:span text:style-name="T29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ם מגלה-אמת למילוי תרמיל</text:span></text:p>
          </draw:text-box>
        </draw:frame>
        <draw:frame draw:style-name="gr4" draw:text-style-name="P9" draw:layer="layout" svg:width="27.492cm" svg:height="17.693cm" svg:x="0.508cm" svg:y="3.743cm">
          <draw:text-box>
            <text:p xml:id="id13" text:id="id13" text:style-name="P4"><text:span text:style-name="T31">אלגוריתם א+ב ללא תשלומים אינו מגלה-אמת.</text:span></text:p>
            <text:p text:style-name="P4"><text:span text:style-name="T32"/></text:p>
            <text:p xml:id="id14" text:id="id14" text:style-name="P4"><text:span text:style-name="T33">האם אלגוריתם א+ב עם תשלומי </text:span><text:span text:style-name="T33">VCG</text:span><text:span text:style-name="T33"> מגלה-אמת?</text:span></text:p>
            <text:p xml:id="id15" text:id="id15" text:style-name="P4"><text:span text:style-name="T29"><text:s/></text:span></text:p>
            <text:p xml:id="id16" text:id="id16" text:style-name="P4"><text:span text:style-name="T34">דוגמה</text:span><text:span text:style-name="T35">: </text:span></text:p>
            <text:p xml:id="id17" text:id="id17" text:style-name="P8"><text:span text:style-name="T36">$54/52k</text:span><text:span text:style-name="T35">, $52/51k, $49/49k.</text:span></text:p>
            <text:p text:style-name="P4"><text:span text:style-name="T35"/></text:p>
            <text:p xml:id="id18" text:id="id18" text:style-name="P4"><text:span text:style-name="T35">הראשון זוכה ומשלם </text:span><text:span text:style-name="T35">$101</text:span><text:span text:style-name="T35">.</text:span></text:p>
            <text:p text:style-name="P4"><text:span text:style-name="T14"/></text:p>
            <text:p xml:id="id19" text:id="id19" text:style-name="P4"><text:span text:style-name="T37">--&gt; <text:s/>האלגוריתם אינו מגלה-אמת.</text:span></text:p>
            <text:p text:style-name="P4"><text:span text:style-name="T14"/></text:p>
            <text:p xml:id="id20" text:id="id20" text:style-name="P4"><text:span text:style-name="T38">איפה ההוכחה "נופלת"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39">מכרז מאירסון (</text:span><text:span text:style-name="T39">Myerson</text:span><text:span text:style-name="T39">)</text:span></text:p>
          </draw:text-box>
        </draw:frame>
        <draw:frame draw:style-name="gr5" draw:text-style-name="P11" draw:layer="layout" svg:width="27.686cm" svg:height="18.737cm" svg:x="0cm" svg:y="2.54cm">
          <draw:text-box>
            <text:p xml:id="id21" text:id="id21" text:style-name="P4"><text:span text:style-name="T40">נתונים</text:span><text:span text:style-name="T28">:</text:span></text:p>
            <text:list text:style-name="L1">
              <text:list-item>
                <text:p xml:id="id22" text:id="id22" text:style-name="P4"><text:span text:style-name="T28">כלל-בחירה הקובע לכל משתתף אם נבחר או לא:</text:span></text:p>
                <text:list>
                  <text:list-item>
                    <text:list>
                      <text:list-item>
                        <text:p xml:id="id23" text:id="id23" text:style-name="P4"><text:span text:style-name="T41">"בחר את השלושה עם הערכים הגבוהים"</text:span><text:span text:style-name="T41"><text:tab/></text:span></text:p>
                      </text:list-item>
                      <text:list-item>
                        <text:p xml:id="id24" text:id="id24" text:style-name="P4"><text:span text:style-name="T41">"בחר את כל מי שערכו גדול מ-</text:span><text:span text:style-name="T41">10</text:span><text:span text:style-name="T41">"</text:span></text:p>
                      </text:list-item>
                      <text:list-item>
                        <text:p xml:id="id25" text:id="id25" text:style-name="P4"><text:span text:style-name="T41">"בחר את המסלול הזול ביותר"</text:span></text:p>
                      </text:list-item>
                      <text:list-item>
                        <text:p xml:id="id26" text:id="id26" text:style-name="P4"><text:span text:style-name="T41">"בחר בעזרת אלגוריתם חמדני א"</text:span></text:p>
                      </text:list-item>
                    </text:list>
                  </text:list-item>
                </text:list>
              </text:list-item>
              <text:list-item>
                <text:p xml:id="id27" text:id="id27" text:style-name="P4"><text:span text:style-name="T28">לכל משתתף יש </text:span><text:span text:style-name="T42">ערך ל”היבחרות”.</text:span></text:p>
              </text:list-item>
            </text:list>
            <text:p text:style-name="P4"><text:span text:style-name="T42"/></text:p>
            <text:p xml:id="id28" text:id="id28" text:style-name="P4"><text:span text:style-name="T43">דרוש</text:span><text:span text:style-name="T44">: כלל-תשלום</text:span><text:span text:style-name="T45">,</text:span><text:span text:style-name="T45"><text:line-break/></text:span><text:span text:style-name="T45"> <text:s text:c="9"/>שאיתו המכרז יגלה-אמת.</text:span></text:p>
            <text:p text:style-name="P4"><text:span text:style-name="T44"/></text:p>
            <text:p xml:id="id29" text:id="id29" text:style-name="P4"><text:span text:style-name="T46">האם לכל כלל-בחירה קיים</text:span><text:span text:style-name="T46"><text:line-break/></text:span><text:span text:style-name="T46"> <text:s text:c="9"/>כלל-תשלום מגלה-אמת?</text:span></text:p>
          </draw:text-box>
        </draw:frame>
        <draw:custom-shape draw:style-name="gr6" draw:text-style-name="P13" xml:id="id30" draw:id="id30" draw:layer="layout" svg:width="9.652cm" svg:height="11.547cm" svg:x="0cm" svg:y="9.281cm">
          <text:p text:style-name="P12"><text:span text:style-name="T47"><text:s text:c="8"/>כלל-בחירה-</text:span><text:span text:style-name="T47"><text:line-break/></text:span><text:span text:style-name="T47">נתון</text:span></text:p>
          <text:p text:style-name="P12"><text:span text:style-name="T48"/></text:p>
          <text:p text:style-name="P12"><text:span text:style-name="T49"><text:s text:c="5"/>כלל-תשלום-</text:span></text:p>
          <text:p text:style-name="P12"><text:span text:style-name="T49"><text:s/>צריך למצו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7.366cm" svg:y1="15.494cm" svg:x2="0cm" svg:y2="15.24cm">
          <text:p/>
        </draw:line>
        <draw:frame draw:style-name="gr8" draw:text-style-name="P15" draw:layer="layout" svg:width="1.27cm" svg:height="6.823cm" svg:x="7.874cm" svg:y="11.684cm">
          <draw:text-box>
            <text:p><text:span text:style-name="T50">מכרז</text:span></text:p>
          </draw:text-box>
        </draw:frame>
        <draw:line draw:style-name="gr7" draw:text-style-name="P14" draw:layer="layout" svg:x1="7.366cm" svg:y1="9.906cm" svg:x2="7.62cm" svg:y2="19.81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39">כלל-בחירה מונוטוני</text:span></text:p>
          </draw:text-box>
        </draw:frame>
        <draw:frame draw:style-name="gr9" draw:text-style-name="P9" draw:layer="layout" svg:width="27.432cm" svg:height="17.331cm" svg:x="0.295cm" svg:y="3.564cm">
          <draw:text-box>
            <text:p xml:id="id31" text:id="id31" text:style-name="P4"><text:span text:style-name="T51">הגדרה</text:span><text:span text:style-name="T28">: </text:span><text:span text:style-name="T52">כלל-בחירה נקרא </text:span><text:span text:style-name="T53">מונוטוני </text:span><text:span text:style-name="T52">אם, עבור כל </text:span><text:span text:style-name="T54">i</text:span><text:span text:style-name="T55">, <text:s/>ההסתברות ש-</text:span><text:span text:style-name="T54">i</text:span><text:span text:style-name="T55"> נבחר היא פונקציה </text:span><text:span text:style-name="T52">עולה של</text:span><text:span text:style-name="T56"> </text:span><text:span text:style-name="T57">v</text:span><text:span text:style-name="T58">i</text:span><text:span text:style-name="T55">.</text:span></text:p>
            <text:list text:style-name="L1">
              <text:list-item>
                <text:p xml:id="id32" text:id="id32" text:style-name="P4"><text:span text:style-name="T59">כלל-בחירה </text:span><text:span text:style-name="T60">דטרמיניסטי</text:span><text:span text:style-name="T61"> הוא</text:span><text:span text:style-name="T59"> מונוטוני אם </text:span><text:span text:style-name="T62">עבור כל </text:span><text:span text:style-name="T63">i</text:span><text:span text:style-name="T64">, אם הוא נבחר </text:span><text:span text:style-name="T65">כשהערך שלו </text:span><text:span text:style-name="T63">x</text:span><text:span text:style-name="T65">, אז הוא נבחר גם כשהערך שלו הוא כל מספר הגדול מ</text:span><text:span text:style-name="T28">-</text:span><text:span text:style-name="T26">x</text:span><text:span text:style-name="T28">.</text:span></text:p>
              </text:list-item>
            </text:list>
            <text:p xml:id="id33" text:id="id33" text:style-name="P4"><text:span text:style-name="T66">דוגמאות לכללים מונוטוניים:</text:span></text:p>
            <text:list text:continue-numbering="true" text:style-name="L1">
              <text:list-item>
                <text:p xml:id="id34" text:id="id34" text:style-name="P4"><text:span text:style-name="T66">בחר את </text:span><text:span text:style-name="T66">3</text:span><text:span text:style-name="T66"> הערכים הגדולים ביותר.</text:span></text:p>
              </text:list-item>
              <text:list-item>
                <text:p xml:id="id35" text:id="id35" text:style-name="P4"><text:span text:style-name="T66">בחר את הערך הגדול ביותר, בתנאי שהוא מעל </text:span><text:span text:style-name="T66">10</text:span><text:span text:style-name="T66">.</text:span></text:p>
              </text:list-item>
              <text:list-item>
                <text:p xml:id="id36" text:id="id36" text:style-name="P4"><text:span text:style-name="T66">בחר בעזרת אלגוריתם חמדני א / ב / א+ב.</text:span></text:p>
              </text:list-item>
            </text:list>
            <text:p xml:id="id37" text:id="id37" text:style-name="P4"><text:span text:style-name="T67">דוגמאות לכללים לא מונוטוניים:</text:span></text:p>
            <text:list text:continue-numbering="true" text:style-name="L1">
              <text:list-item>
                <text:p xml:id="id38" text:id="id38" text:style-name="P4"><text:span text:style-name="T67">בחר את הערך השני מלמעלה.</text:span></text:p>
              </text:list-item>
              <text:list-item>
                <text:p xml:id="id39" text:id="id39" text:style-name="P4"><text:span text:style-name="T67">בחר את הערך הגדול ביותר, אם הוא מתחת ל-</text:span><text:span text:style-name="T67">7</text:span><text:span text:style-name="T67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39">משפט מאירסון (</text:span><text:span text:style-name="T39">Myerson</text:span><text:span text:style-name="T39">)</text:span></text:p>
          </draw:text-box>
        </draw:frame>
        <draw:frame draw:style-name="gr10" draw:text-style-name="P9" draw:layer="layout" svg:width="27.432cm" svg:height="17.315cm" svg:x="0.295cm" svg:y="3.564cm">
          <draw:text-box>
            <text:p text:style-name="P4"><text:span text:style-name="T40">משפט מאירסון</text:span><text:span text:style-name="T42">: <text:s/></text:span><text:span text:style-name="T59">מונוטוניות היא תנאי הכרחי ומספיק לגילוי-אמת. <text:s text:c="3"/>כלומר:</text:span></text:p>
            <text:p text:style-name="P4"><text:span text:style-name="T67">(א) לכל כלל-בחירה לא-מונוטוני -</text:span><text:span text:style-name="T67"><text:line-break/></text:span><text:span text:style-name="T67"> <text:s text:c="20"/>אין כלל-תשלום מגלה-אמת.</text:span></text:p>
            <text:p text:style-name="P4"><text:span text:style-name="T66">(ב) לכל כלל-בחירה מונוטוני -</text:span><text:span text:style-name="T66"><text:line-break/></text:span><text:span text:style-name="T66"> <text:s text:c="19"/>קיים כלל-תשלום מגלה-אמת.</text:span><text:span text:style-name="T66"><text:line-break/></text:span><text:span text:style-name="T33">(ג) אם כל שחקן שאינו נבחר – אינו משלם, </text:span><text:span text:style-name="T33"><text:line-break/></text:span><text:span text:style-name="T33"> <text:s text:c="20"/>אז כלל-התשלום הוא יחיד.</text:span></text:p>
            <text:p text:style-name="P4"><text:span text:style-name="T33"/></text:p>
            <text:p text:style-name="P4"><text:span text:style-name="T42">בשקפים הבאים: </text:span></text:p>
            <text:list text:style-name="L1">
              <text:list-item>
                <text:p text:style-name="P4"><text:span text:style-name="T42">נוכיח את משפט מאירסון.</text:span></text:p>
              </text:list-item>
              <text:list-item>
                <text:p text:style-name="P4"><text:span text:style-name="T42">נגדיר במדוייק את כלל-התשלומי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אירסון</text:span></text:p>
          </draw:text-box>
        </draw:frame>
        <draw:frame draw:style-name="gr11" draw:text-style-name="P11" draw:layer="layout" svg:width="27.432cm" svg:height="16.756cm" svg:x="0.295cm" svg:y="3.564cm">
          <draw:text-box>
            <text:p text:style-name="P4"><text:span text:style-name="T42">סימונים: </text:span></text:p>
            <text:list text:style-name="L1">
              <text:list-item>
                <text:p text:style-name="P4"><text:span text:style-name="T68">כלל-הבחירה – </text:span><text:span text:style-name="T69">c</text:span><text:span text:style-name="T69"> - </text:span><text:span text:style-name="T68">פונקציה המקבלת כקלט את הערכים של כל המשתתפים, ומחזירה וקטור בינארי (</text:span><text:span text:style-name="T70">1</text:span><text:span text:style-name="T70"> = “נבחרת!”, </text:span><text:span text:style-name="T70">0</text:span><text:span text:style-name="T70">="לא נבחרת."). <text:s text:c="3"/></text:span><text:span text:style-name="T69">c</text:span><text:span text:style-name="T70"> נתון וקבוע.</text:span></text:p>
              </text:list-item>
              <text:list-item>
                <text:p text:style-name="P4"><text:span text:style-name="T71">כלל התשלום – </text:span><text:span text:style-name="T72">p</text:span><text:span text:style-name="T71"> - פונקציה המקבלת כקלט את הערכים של כל המשתתפים, ומחזירה וקטור מספרי של תשלומים. </text:span><text:span text:style-name="T73"><text:s text:c="6"/>את </text:span><text:span text:style-name="T72">p</text:span><text:span text:style-name="T73"> אנחנו מחפשים.</text:span></text:p>
              </text:list-item>
            </text:list>
            <text:p text:style-name="P4"><text:span text:style-name="T7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אירסון - המשך</text:span></text:p>
          </draw:text-box>
        </draw:frame>
        <draw:frame draw:style-name="gr12" draw:text-style-name="P11" draw:layer="layout" svg:width="28cm" svg:height="17.577cm" svg:x="0cm" svg:y="3.564cm">
          <draw:text-box>
            <text:p xml:id="id40" text:id="id40" text:style-name="P4"><text:span text:style-name="T33">התועלת של משתתף עם ערך </text:span><text:span text:style-name="T75">v</text:span><text:span text:style-name="T33"> שאומר </text:span><text:span text:style-name="T75">x</text:span><text:span text:style-name="T33"> היא:</text:span></text:p>
            <text:p xml:id="id41" text:id="id41" text:style-name="P16"><text:span text:style-name="T75">v*c(x) – p(x)</text:span></text:p>
            <text:p xml:id="id42" text:id="id42" text:style-name="P4"><text:span text:style-name="T76">במכרז מגלה-אמת, חייב להתקיים, לכל </text:span><text:span text:style-name="T75">v</text:span><text:span text:style-name="T77">,</text:span><text:span text:style-name="T75">x</text:span><text:span text:style-name="T76">:</text:span></text:p>
            <text:p xml:id="id43" text:id="id43" text:style-name="P16"><text:span text:style-name="T75">v*c(v) – p(v) <text:s/></text:span><text:span text:style-name="T78">≥</text:span><text:span text:style-name="T75"> <text:s/>v*c(x) - p(x)</text:span></text:p>
            <text:p xml:id="id44" text:id="id44" text:style-name="P4"><text:span text:style-name="T71">התועלת של משתתף עם ערך </text:span><text:span text:style-name="T72">x</text:span><text:span text:style-name="T71"> שאומר </text:span><text:span text:style-name="T72">v</text:span><text:span text:style-name="T71"> היא:</text:span></text:p>
            <text:p xml:id="id45" text:id="id45" text:style-name="P16"><text:span text:style-name="T72">x*c(v) – p(v)</text:span></text:p>
            <text:p xml:id="id46" text:id="id46" text:style-name="P4"><text:span text:style-name="T73">במכרז מגלה-אמת חייב להתקיים, לכל </text:span><text:span text:style-name="T72">v,x</text:span><text:span text:style-name="T73">:</text:span></text:p>
            <text:p xml:id="id47" text:id="id47" text:style-name="P16"><text:span text:style-name="T72">x*c(x) – p(x) ≥ x*c(v) – p(v)</text:span></text:p>
            <text:p xml:id="id48" text:id="id48" text:style-name="P4"><text:span text:style-name="T79">מחברים את המשוואות ומקבלים:</text:span></text:p>
            <text:p xml:id="id49" text:id="id49" text:style-name="P16"><text:span text:style-name="T80">v*[c(v)–c(x)] <text:s text:c="2"/>≥ <text:s text:c="2"/>p(v)-p(x) <text:s text:c="2"/>≥ <text:s/>x*[c(v) – c(x)]</text:span></text:p>
          </draw:text-box>
        </draw:frame>
        <draw:polyline draw:style-name="gr13" draw:text-style-name="P17" xml:id="id50" draw:id="id50" draw:layer="layout" svg:width="5.841cm" svg:height="0cm" svg:x="1.016cm" svg:y="19.304cm" svg:viewBox="0 0 5842 0" draw:points="5842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אירסון - המשך</text:span></text:p>
          </draw:text-box>
        </draw:frame>
        <draw:frame draw:style-name="gr14" draw:text-style-name="P21" draw:layer="layout" svg:width="28cm" svg:height="17.929cm" svg:x="0cm" svg:y="3.048cm">
          <draw:text-box>
            <text:p text:style-name="P4"><text:span text:style-name="T81">נתון</text:span><text:span text:style-name="T79">: כלל-בחירה </text:span><text:span text:style-name="T82">c</text:span><text:span text:style-name="T79">. </text:span><text:span text:style-name="T81">דרוש</text:span><text:span text:style-name="T79">: כלל-תשלום מגלה-אמת </text:span><text:span text:style-name="T82">p</text:span><text:span text:style-name="T79">: </text:span></text:p>
            <text:p text:style-name="P18"><text:span text:style-name="T83">v[c(v)–c(x)] <text:s text:c="2"/>≥ <text:s text:c="2"/>p(v)-p(x) <text:s text:c="2"/>≥ <text:s/>x[c(v) – c(x)]</text:span></text:p>
            <text:p text:style-name="P4"><text:span text:style-name="T81"/></text:p>
            <text:p xml:id="id51" text:id="id51" text:style-name="P4"><text:span text:style-name="T84">מצב </text:span><text:span text:style-name="T74">א</text:span><text:span text:style-name="T85">: </text:span><text:span text:style-name="T63">c(v)=c(x)</text:span><text:span text:style-name="T86">:</text:span></text:p>
            <text:p xml:id="id52" text:id="id52" text:style-name="P16"><text:span text:style-name="T87">0 <text:s/>≥ <text:s text:c="2"/>p(v)-p(x) <text:s text:c="2"/>≥ <text:s/>0</text:span></text:p>
            <text:p xml:id="id53" text:id="id53" text:style-name="P4"><text:span text:style-name="T85">מכאן: </text:span><text:span text:style-name="T63">p(v)=p(x)</text:span><text:span text:style-name="T86"> - התשלום על בחירה לא תלוי בערך.</text:span></text:p>
            <text:p text:style-name="P4"><text:span text:style-name="T86"/></text:p>
            <text:p xml:id="id54" text:id="id54" text:style-name="P19"><text:span text:style-name="T88">מצב ב</text:span><text:span text:style-name="T85">: </text:span><text:span text:style-name="T63">c(v)&gt;c(x)</text:span><text:span text:style-name="T86">, כלומר</text:span><text:span text:style-name="T85"> </text:span><text:span text:style-name="T63">c(v)=1</text:span><text:span text:style-name="T86"> וגם</text:span><text:span text:style-name="T85"> </text:span><text:span text:style-name="T63">c(x)=0</text:span><text:span text:style-name="T86">:</text:span></text:p>
            <text:p xml:id="id55" text:id="id55" text:style-name="P20"><text:span text:style-name="T83">v <text:s/>≥ <text:s text:c="2"/>p(v)-p(x) <text:s text:c="2"/>≥ <text:s/>x</text:span></text:p>
            <text:p xml:id="id56" text:id="id56" text:style-name="P19"><text:span text:style-name="T86">מכאן: </text:span><text:span text:style-name="T63">v&gt;x</text:span><text:span text:style-name="T86"> –</text:span><text:span text:style-name="T85"> הפונקציה </text:span><text:span text:style-name="T63">c</text:span><text:span text:style-name="T86"> חייבת להיות </text:span><text:span text:style-name="T88">מונוטונית</text:span><text:span text:style-name="T86">.</text:span></text:p>
            <text:p text:style-name="P19"><text:span text:style-name="T86"/></text:p>
            <text:p xml:id="id57" text:id="id57" text:style-name="P19"><text:span text:style-name="T89"><text:s text:c="9"/>*** הוכחנו את חלק (א) של משפט מאירסון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משפט מאירסון – ערך הסף</text:span></text:p>
          </draw:text-box>
        </draw:frame>
        <draw:frame draw:style-name="gr14" draw:text-style-name="P21" draw:layer="layout" svg:width="28cm" svg:height="17.929cm" svg:x="0cm" svg:y="3.048cm">
          <draw:text-box>
            <text:p xml:id="id58" text:id="id58" text:style-name="P4"><text:span text:style-name="T90">לפונקציית-בחירה מונוטונית יש </text:span><text:span text:style-name="T91">ערך סף </text:span><text:span text:style-name="T92">= </text:span><text:span text:style-name="T92"><text:line-break/></text:span><text:span text:style-name="T92">הערך שבו הפונקציה </text:span><text:span text:style-name="T93">c</text:span><text:span text:style-name="T92"> מתחלפת מ-</text:span><text:span text:style-name="T92">0</text:span><text:span text:style-name="T92"> ל-</text:span><text:span text:style-name="T92">1</text:span><text:span text:style-name="T92">. </text:span></text:p>
            <text:p text:style-name="P4"><text:span text:style-name="T86"/></text:p>
            <text:p xml:id="id59" text:id="id59" text:style-name="P19"><text:span text:style-name="T85">ערך-הסף יכול להיות שונה משחקן לשחקן. דוגמאות:</text:span></text:p>
            <text:list text:style-name="L1">
              <text:list-item>
                <text:p xml:id="id60" text:id="id60" text:style-name="P22"><text:span text:style-name="T86">אם הכלל הוא </text:span><text:span text:style-name="T85">"בחר את כל הערכים הגדולים מ-</text:span><text:span text:style-name="T85">10</text:span><text:span text:style-name="T86">", </text:span><text:span text:style-name="T85">אז ערך-הסף לכל השחקנים הוא </text:span><text:span text:style-name="T85">10</text:span><text:span text:style-name="T86">.</text:span></text:p>
              </text:list-item>
              <text:list-item>
                <text:p xml:id="id61" text:id="id61" text:style-name="P22"><text:span text:style-name="T86">אם הכלל הוא </text:span><text:span text:style-name="T85">"בחר את הערך הגבוה ביותר", אז ערך-הסף של הנבחר הוא המחיר השני.</text:span></text:p>
              </text:list-item>
              <text:list-item>
                <text:p xml:id="id62" text:id="id62" text:style-name="P22"><text:span text:style-name="T86">א</text:span><text:span text:style-name="T85">ם הכלל הוא "הרץ אלגוריתם חמדני ב", אז ערך-הסף של כל שחקן יהיה תלוי במשקל שלו.</text:span></text:p>
              </text:list-item>
            </text:list>
            <text:p text:style-name="P19"><text:span text:style-name="T8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אירסון - המשך</text:span></text:p>
          </draw:text-box>
        </draw:frame>
        <draw:frame draw:style-name="gr14" draw:text-style-name="P21" draw:layer="layout" svg:width="28cm" svg:height="17.929cm" svg:x="0cm" svg:y="3.048cm">
          <draw:text-box>
            <text:p text:style-name="P4"><text:span text:style-name="T81">נתון</text:span><text:span text:style-name="T79">: כלל-בחירה </text:span><text:span text:style-name="T82">c</text:span><text:span text:style-name="T79">. </text:span><text:span text:style-name="T81">דרוש</text:span><text:span text:style-name="T79">: כלל-תשלום מגלה-אמת </text:span><text:span text:style-name="T82">p</text:span><text:span text:style-name="T79">: </text:span></text:p>
            <text:p text:style-name="P18"><text:span text:style-name="T83">v[c(v)–c(x)] <text:s text:c="2"/>≥ <text:s text:c="2"/>p(v)-p(x) <text:s text:c="2"/>≥ <text:s/>x[c(v) – c(x)]</text:span></text:p>
            <text:p text:style-name="P4"><text:span text:style-name="T81"/></text:p>
            <text:p text:style-name="P19"><text:span text:style-name="T85">נשים את </text:span><text:span text:style-name="T26">x</text:span><text:span text:style-name="T85"> קצת מתחת ל"סף" ואת </text:span><text:span text:style-name="T26">v</text:span><text:span text:style-name="T85"> קצת מעל ל"סף", ונקבל:</text:span></text:p>
            <text:p text:style-name="P20"><text:span text:style-name="T83">v <text:s text:c="2"/>≥ <text:s text:c="2"/>p(v)-p(x) <text:s text:c="2"/>≥ <text:s text:c="2"/>x</text:span></text:p>
            <text:p text:style-name="P19"><text:span text:style-name="T83"/></text:p>
            <text:p text:style-name="P19"><text:span text:style-name="T85">מכאן: </text:span><text:span text:style-name="T94">p(v)-p(x)</text:span><text:span text:style-name="T79"> חייב להיות שווה לערך הסף.</text:span></text:p>
            <text:p text:style-name="P19"><text:span text:style-name="T79"/></text:p>
            <text:p text:style-name="P19"><text:span text:style-name="T95">מכאן: אם שחקן שאינו נבחר – אינו משלם <text:s/>(</text:span><text:span text:style-name="T96">p</text:span><text:span text:style-name="T97">(</text:span><text:span text:style-name="T96">x</text:span><text:span text:style-name="T97">)=0</text:span><text:span text:style-name="T95">),</text:span></text:p>
            <text:p text:style-name="P19"><text:span text:style-name="T95">אז כלל התשלום הוא יחיד.</text:span></text:p>
            <text:p text:style-name="P19"><text:span text:style-name="T98"><text:s text:c="9"/>*** הוכחנו את חלק (ג) של משפט מאירסון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אירסון - סיום</text:span></text:p>
          </draw:text-box>
        </draw:frame>
        <draw:frame draw:style-name="gr15" draw:text-style-name="P11" draw:layer="layout" svg:width="28.1cm" svg:height="18.769cm" svg:x="-0.1cm" svg:y="2.519cm">
          <draw:text-box>
            <text:p xml:id="id63" text:id="id63" text:style-name="P19"><text:span text:style-name="T99">מצאנו כלל-תשלום יחיד המועמד להיות מגלה-אמת:</text:span></text:p>
            <text:list text:style-name="L1">
              <text:list-item>
                <text:p xml:id="id64" text:id="id64" text:style-name="P19"><text:span text:style-name="T99">לכל שחקן </text:span><text:span text:style-name="T100">i</text:span><text:span text:style-name="T99"> יש ערך-סף מסויים </text:span><text:span text:style-name="T100">t</text:span><text:span text:style-name="T101">i</text:span><text:span text:style-name="T99">. נקבע לפי </text:span><text:span text:style-name="T100">c</text:span><text:span text:style-name="T99">.</text:span></text:p>
              </text:list-item>
              <text:list-item>
                <text:p xml:id="id65" text:id="id65" text:style-name="P19"><text:span text:style-name="T102">אם </text:span><text:span text:style-name="T103">v</text:span><text:span text:style-name="T104">i</text:span><text:span text:style-name="T103"> &gt; t</text:span><text:span text:style-name="T104">i</text:span><text:span text:style-name="T102">, אז השחקן נבחר ומשלם </text:span><text:span text:style-name="T100">t</text:span><text:span text:style-name="T101">i</text:span><text:span text:style-name="T99">.</text:span></text:p>
              </text:list-item>
              <text:list-item>
                <text:p xml:id="id66" text:id="id66" text:style-name="P19"><text:span text:style-name="T99">אחרת, השחקן לא נבחר ולא משלם.</text:span><text:span text:style-name="T99"><text:line-break/></text:span><text:span text:style-name="T99"/></text:p>
              </text:list-item>
            </text:list>
            <text:p xml:id="id67" text:id="id67" text:style-name="P4"><text:span text:style-name="T105">הוכחה שכלל-תשלום זה מגלה-אמת:</text:span></text:p>
            <text:list text:continue-numbering="true" text:style-name="L1">
              <text:list-item>
                <text:p xml:id="id68" text:id="id68" text:style-name="P23"><text:span text:style-name="T62">אם נבחרת</text:span><text:span text:style-name="T106"> ותכריז מעל </text:span><text:span text:style-name="T107">t</text:span><text:span text:style-name="T108">i</text:span><text:span text:style-name="T62">, או לא נבחרת</text:span><text:span text:style-name="T109"> ותכריז מתחת ל </text:span><text:span text:style-name="T110">t</text:span><text:span text:style-name="T111">i</text:span><text:span text:style-name="T112"> - כלום לא ישתנה.</text:span><text:span text:style-name="T105"> </text:span></text:p>
              </text:list-item>
              <text:list-item>
                <text:p xml:id="id69" text:id="id69" text:style-name="P23"><text:span text:style-name="T62">אם נבחרת</text:span><text:span text:style-name="T109">, ותכריז מתחת ל-</text:span><text:span text:style-name="T110">t</text:span><text:span text:style-name="T111">i</text:span><text:span text:style-name="T112"> - לא תיבחר, <text:s/>והתועלת שלך תהיה </text:span><text:span text:style-name="T105">0</text:span><text:span text:style-name="T112">, אבל </text:span><text:span text:style-name="T105">קודם התועלת שלך היתה חיובית </text:span><text:span text:style-name="T112">(כי</text:span><text:span text:style-name="T113"> </text:span><text:span text:style-name="T114">v</text:span><text:span text:style-name="T115">i</text:span><text:span text:style-name="T114"> &gt; t</text:span><text:span text:style-name="T116">i</text:span><text:span text:style-name="T112">).</text:span></text:p>
              </text:list-item>
              <text:list-item>
                <text:p xml:id="id70" text:id="id70" text:style-name="P23"><text:span text:style-name="T62">אם לא נבחרת</text:span><text:span text:style-name="T109">, ותכריז מעל </text:span><text:span text:style-name="T107">t</text:span><text:span text:style-name="T108">i</text:span><text:span text:style-name="T62"> - תיבחר ותשלם</text:span><text:span text:style-name="T109"> </text:span><text:span text:style-name="T110">t</text:span><text:span text:style-name="T111">i</text:span><text:span text:style-name="T112">, והתועלת שלך תהיה שלילית</text:span><text:span text:style-name="T105"> </text:span><text:span text:style-name="T112">(כי</text:span><text:span text:style-name="T113"> </text:span><text:span text:style-name="T114">v</text:span><text:span text:style-name="T115">i</text:span><text:span text:style-name="T114"> &lt; t</text:span><text:span text:style-name="T116">i</text:span><text:span text:style-name="T112">)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2.173cm" svg:x="0cm" svg:y="0.367cm" presentation:class="title" presentation:user-transformed="true">
          <draw:text-box>
            <text:p text:style-name="P1"><text:span text:style-name="T9">מכרז מאירסון למילוי תרמיל</text:span></text:p>
          </draw:text-box>
        </draw:frame>
        <draw:frame draw:style-name="gr16" draw:text-style-name="P9" draw:layer="layout" svg:width="26.416cm" svg:height="18.941cm" svg:x="1.27cm" svg:y="2.395cm">
          <draw:text-box>
            <text:p text:style-name="P4"><text:span text:style-name="T40">הנחה</text:span><text:span text:style-name="T42">: המשקל של כל משתתף ידוע. <text:s text:c="2"/>כל משתתף צריך להגיד רק את הערך שלו.</text:span></text:p>
            <text:p text:style-name="P4"><text:span text:style-name="T10">אלגוריתם חמדני א</text:span><text:span text:style-name="T33">:</text:span></text:p>
            <text:list text:style-name="L1">
              <text:list-item>
                <text:p text:style-name="P4"><text:span text:style-name="T11">סדר את החפצים בסדר יורד של הערך.</text:span></text:p>
              </text:list-item>
              <text:list-item>
                <text:p text:style-name="P4"><text:span text:style-name="T11">בחר חפצים לפי הסדר עד שהתרמיל מתמלא.</text:span></text:p>
              </text:list-item>
            </text:list>
            <text:p text:style-name="P8"><text:span text:style-name="T117">$100/100k</text:span><text:span text:style-name="T118">, <text:s text:c="2"/>$20/2k, <text:s text:c="2"/>$20/2k, <text:s text:c="2"/>$20/2k … </text:span></text:p>
            <text:p text:style-name="P4"><text:span text:style-name="T118">הראשון נבחר ומשלם את ערך הסף שלו - </text:span><text:span text:style-name="T118">$20</text:span><text:span text:style-name="T118">.</text:span></text:p>
            <text:p text:style-name="P4"><text:span text:style-name="T16">אלגוריתם חמדני ב</text:span><text:span text:style-name="T17">:</text:span></text:p>
            <text:list text:continue-numbering="true" text:style-name="L1">
              <text:list-item>
                <text:p text:style-name="P4"><text:span text:style-name="T17">סדר את החפצים בסדר יורד של </text:span><text:span text:style-name="T16">ערך/משקל</text:span><text:span text:style-name="T17">.</text:span></text:p>
              </text:list-item>
              <text:list-item>
                <text:p text:style-name="P4"><text:span text:style-name="T17">בחר חפצים לפי הסדר עד שהתרמיל מתמלא.</text:span></text:p>
              </text:list-item>
            </text:list>
            <text:p><text:span text:style-name="T119">$20/2k, <text:s text:c="3"/>$5/1k, <text:s text:c="2"/></text:span><text:span text:style-name="T120">$98/98k.</text:span></text:p>
            <text:p text:style-name="P4"><text:span text:style-name="T41">שני הראשונים נבחרים:</text:span><text:span text:style-name="T41"><text:line-break/></text:span><text:span text:style-name="T41"> <text:s text:c="2"/>הראשון משלם </text:span><text:span text:style-name="T41">$2</text:span><text:span text:style-name="T41">, השני משלם </text:span><text:span text:style-name="T41">$1</text:span><text:span text:style-name="T41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2.173cm" svg:x="0cm" svg:y="0.367cm" presentation:class="title" presentation:user-transformed="true">
          <draw:text-box>
            <text:p text:style-name="P1"><text:span text:style-name="T9">מכרז מאירסון למילוי תרמיל</text:span></text:p>
          </draw:text-box>
        </draw:frame>
        <draw:frame draw:style-name="gr17" draw:text-style-name="P24" draw:layer="layout" svg:width="26.416cm" svg:height="14.834cm" svg:x="1.016cm" svg:y="2.54cm">
          <draw:text-box>
            <text:list text:style-name="L1">
              <text:list-item>
                <text:p text:style-name="P4"><text:span text:style-name="T121">אלגוריתם א+ב</text:span><text:span text:style-name="T122">: הפעל את שני האלגוריתמים החמדניים. בחר את התוצאה עם הסכום הגבוה.</text:span></text:p>
              </text:list-item>
            </text:list>
            <text:p text:style-name="P8"><text:span text:style-name="T123">$54/52k</text:span><text:span text:style-name="T124">, $52/51k, $49/49k. <text:s text:c="8"/></text:span><text:span text:style-name="T124">דוגמה א</text:span></text:p>
            <text:p text:style-name="P4"><text:span text:style-name="T124">הראשון זוכה ומשלם: <text:s text:c="2"/></text:span><text:span text:style-name="T124">$52</text:span><text:span text:style-name="T124"> * (</text:span><text:span text:style-name="T124">52k/51k</text:span><text:span text:style-name="T124">)</text:span></text:p>
            <text:p text:style-name="P8"><text:span text:style-name="T125">$100/100k, <text:s/>$20/2k, <text:s/>$20/2k. <text:s text:c="6"/></text:span><text:span text:style-name="T125">דוגמה ב</text:span></text:p>
            <text:p text:style-name="P4"><text:span text:style-name="T125">הראשון זוכה ומשלם </text:span><text:span text:style-name="T125">$40</text:span><text:span text:style-name="T125">. <text:s/></text:span></text:p>
            <text:p text:style-name="P8"><text:span text:style-name="T126">$100/100k, $60/2k, <text:s/>$50/2k. <text:s text:c="7"/></text:span><text:span text:style-name="T126">דוגמה ג</text:span></text:p>
            <text:p text:style-name="P4"><text:span text:style-name="T126">שני האחרונים זוכים ומשלמים: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ויקרי-קלארק-גרובס לעומת מאירסון</text:span></text:p>
          </draw:text-box>
        </draw:frame>
        <draw:frame draw:style-name="standard" draw:layer="layout" svg:width="25.652cm" svg:height="14.236cm" svg:x="1.778cm" svg:y="3.3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27">מאירסון</text:span></text:p>
              </table:table-cell>
              <table:table-cell>
                <text:p text:style-name="P25"><text:span text:style-name="T127">וק”ג</text:span></text:p>
              </table:table-cell>
              <table:table-cell/>
            </table:table-row>
            <table:table-row table:style-name="ro2" table:default-cell-style-name="ce1">
              <table:table-cell table:style-name="ce2">
                <text:p text:style-name="P26"><text:span text:style-name="T128">אחד</text:span><text:span text:style-name="T128"><text:line-break/></text:span><text:span text:style-name="T129">(הערך ל"היבחרות")</text:span></text:p>
              </table:table-cell>
              <table:table-cell>
                <text:p text:style-name="P25"><text:span text:style-name="T130">הרבה</text:span></text:p>
                <text:p text:style-name="P25"><text:span text:style-name="T131">(למשל:</text:span><text:span text:style-name="T131"><text:line-break/></text:span><text:span text:style-name="T131">בחירת מסעדה)</text:span></text:p>
              </table:table-cell>
              <table:table-cell>
                <text:p text:style-name="P25"><text:span text:style-name="T127">פרמטרים לכל משתתף</text:span></text:p>
              </table:table-cell>
            </table:table-row>
            <table:table-row table:style-name="ro3">
              <table:table-cell table:style-name="ce3">
                <text:p text:style-name="P27"><text:span text:style-name="T130">כל כלל מונוטוני</text:span></text:p>
                <text:p text:style-name="P27"><text:span text:style-name="T132">(למשל:</text:span><text:span text:style-name="T132"><text:line-break/></text:span><text:span text:style-name="T132">קירוב בעיית התרמיל, מיקסום רווח)</text:span></text:p>
              </table:table-cell>
              <table:table-cell table:style-name="ce2">
                <text:p text:style-name="P26"><text:span text:style-name="T133">מיקסום סכום ערכים</text:span></text:p>
              </table:table-cell>
              <table:table-cell table:style-name="ce1">
                <text:p text:style-name="P25"><text:span text:style-name="T127">כלל בחיר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שאלה פתוחה</text:span></text:p>
          </draw:text-box>
        </draw:frame>
        <draw:frame draw:style-name="gr18" draw:text-style-name="P28" draw:layer="layout" svg:width="26.924cm" svg:height="14.837cm" svg:x="0.762cm" svg:y="3.81cm">
          <draw:text-box>
            <text:p text:style-name="P4">האם יש אלגוריתם אמיתי המשלב את היתרונות של וק"ג ומאירסון, כלומר:</text:p>
            <text:list text:style-name="L1">
              <text:list-item>
                <text:p text:style-name="P4"><text:span text:style-name="T134">עובד עם שחקנים רב-פרמטריים,</text:span></text:p>
              </text:list-item>
              <text:list-item>
                <text:p text:style-name="P4"><text:span text:style-name="T135">עובד גם בלי למקסם את סכום הערכים</text:span></text:p>
              </text:list-item>
            </text:list>
            <text:p text:style-name="P18"><text:span text:style-name="T136"/></text:p>
            <text:p text:style-name="P18"><text:span text:style-name="T136">?</text:span></text:p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4" svg:font-family="Arial"/>
    <style:font-face style:name="Nachlieli CLM1" svg:font-family="'Nachlieli CLM'"/>
    <style:font-face style:name="OpenSymbol1" svg:font-family="OpenSymbol, 'Arial Unicode MS'"/>
    <style:font-face style:name="Arial1" svg:font-family="Arial" style:font-family-generic="decorative"/>
    <style:font-face style:name="ＭＳ Ｐゴシック3" svg:font-family="'ＭＳ Ｐゴシック'" style:font-family-generic="decorative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3" svg:font-family="Arial" style:font-pitch="variable"/>
    <style:font-face style:name="David CLM1" svg:font-family="'David CLM'" style:font-pitch="variable"/>
    <style:font-face style:name="Liberation Sans4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OpenSymbol3" svg:font-family="OpenSymbol, 'Arial Unicode MS'" style:font-pitch="variable"/>
    <style:font-face style:name="ＭＳ Ｐゴシック2" svg:font-family="'ＭＳ Ｐゴシック'" style:font-pitch="variable"/>
    <style:font-face style:name="Arial2" svg:font-family="Arial" style:font-family-generic="decorative" style:font-pitch="variable"/>
    <style:font-face style:name="Nachlieli CLM5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1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List_20_Heading" style:display-name="List Heading" style:family="graphic">
      <style:paragraph-properties fo:margin-left="0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x_7e_LT_7e_Hintergrund" style:display-name="tx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x_7e_LT_7e_Hintergrundobjekte" style:display-name="tx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x_7e_LT_7e_Notizen" style:display-name="tx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Untertitel" style:display-name="tx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Titel" style:display-name="tx~LT~Titel" style:family="graphic">
      <style:paragraph-properties fo:margin-left="0cm" fo:margin-right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Gliederung_20_9" style:display-name="tx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8" style:display-name="tx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7" style:display-name="tx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6" style:display-name="tx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5" style:display-name="tx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4" style:display-name="tx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3" style:display-name="tx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2" style:display-name="tx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1" style:display-name="tx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left="0cm" fo:margin-right="0cm" fo:margin-top="0cm" fo:margin-bottom="0cm" fo:line-height="91%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Hintergrund" style:display-name="blank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blank_7e_LT_7e_Hintergrundobjekte" style:display-name="blank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blank_7e_LT_7e_Notizen" style:display-name="blank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Titel" style:display-name="blank~LT~Titel" style:family="graphic">
      <style:paragraph-properties fo:margin-left="0cm" fo:margin-right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Gliederung_20_9" style:display-name="blank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8" style:display-name="blank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7" style:display-name="blank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6" style:display-name="blank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5" style:display-name="blank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4" style:display-name="blank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3" style:display-name="blank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2" style:display-name="blank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1" style:display-name="blank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4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3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3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3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3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0-12-02T12:20:55.198000000</dc:date>
    <meta:editing-duration>P5DT15H56M3S</meta:editing-duration>
    <meta:editing-cycles>1214</meta:editing-cycles>
    <meta:generator>LibreOffice/7.0.3.1$Windows_X86_64 LibreOffice_project/d7547858d014d4cf69878db179d326fc3483e082</meta:generator>
    <meta:document-statistic meta:object-count="189"/>
  </office:meta>
</office:document-meta>
</file>